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7542in" table:align="left"/>
    </style:style>
    <style:style style:name="Table1.A" style:family="table-column">
      <style:table-column-properties style:column-width="0.8153in"/>
    </style:style>
    <style:style style:name="Table1.B" style:family="table-column">
      <style:table-column-properties style:column-width="0.9535in"/>
    </style:style>
    <style:style style:name="Table1.C" style:family="table-column">
      <style:table-column-properties style:column-width="3.9854in"/>
    </style:style>
    <style:style style:name="Table1.A1" style:family="table-cell">
      <style:table-cell-properties style:vertical-align="middle" fo:padding="0.0194in" fo:border="none"/>
    </style:style>
    <style:style style:name="Table2" style:family="table">
      <style:table-properties style:width="4.434in" table:align="left"/>
    </style:style>
    <style:style style:name="Table2.A" style:family="table-column">
      <style:table-column-properties style:column-width="0.8153in"/>
    </style:style>
    <style:style style:name="Table2.B" style:family="table-column">
      <style:table-column-properties style:column-width="3.6188in"/>
    </style:style>
    <style:style style:name="Table2.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Contents" style:list-style-name="L3">
      <style:paragraph-properties fo:margin-top="0in" fo:margin-bottom="0.1965in" style:contextual-spacing="false"/>
    </style:style>
    <style:style style:name="P3" style:family="paragraph" style:parent-style-name="Table_20_Contents" style:list-style-name="L4">
      <style:paragraph-properties fo:margin-top="0in" fo:margin-bottom="0.1965in" style:contextual-spacing="false"/>
    </style:style>
    <style:style style:name="P4" style:family="paragraph" style:parent-style-name="Table_20_Contents" style:list-style-name="L5">
      <style:paragraph-properties fo:margin-top="0in" fo:margin-bottom="0.1965in" style:contextual-spacing="false"/>
    </style:style>
    <style:style style:name="P5" style:family="paragraph" style:parent-style-name="Table_20_Contents" style:list-style-name="L6">
      <style:paragraph-properties fo:margin-top="0in" fo:margin-bottom="0.1965in" style:contextual-spacing="false"/>
    </style:style>
    <style:style style:name="P6" style:family="paragraph" style:parent-style-name="Table_20_Contents" style:list-style-name="L7">
      <style:paragraph-properties fo:margin-top="0in" fo:margin-bottom="0.1965in" style:contextual-spacing="false"/>
    </style:style>
    <style:style style:name="P7" style:family="paragraph" style:parent-style-name="Table_20_Contents" style:list-style-name="L8">
      <style:paragraph-properties fo:margin-top="0in" fo:margin-bottom="0.1965in" style:contextual-spacing="false"/>
    </style:style>
    <style:style style:name="P8" style:family="paragraph" style:parent-style-name="Table_20_Contents" style:list-style-name="L9">
      <style:paragraph-properties fo:margin-top="0in" fo:margin-bottom="0.1965in" style:contextual-spacing="false"/>
    </style:style>
    <style:style style:name="P9" style:family="paragraph" style:parent-style-name="Table_20_Contents" style:list-style-name="L10">
      <style:paragraph-properties fo:margin-top="0in" fo:margin-bottom="0.1965in" style:contextual-spacing="false"/>
    </style:style>
    <style:style style:name="P10" style:family="paragraph" style:parent-style-name="Table_20_Contents" style:list-style-name="L11">
      <style:paragraph-properties fo:margin-top="0in" fo:margin-bottom="0.1965in" style:contextual-spacing="false"/>
    </style:style>
    <style:style style:name="P11" style:family="paragraph" style:parent-style-name="Table_20_Contents" style:list-style-name="L12">
      <style:paragraph-properties fo:margin-top="0in" fo:margin-bottom="0.1965in" style:contextual-spacing="false"/>
    </style:style>
    <style:style style:name="P12" style:family="paragraph" style:parent-style-name="Table_20_Heading">
      <style:paragraph-properties fo:margin-top="0in" fo:margin-bottom="0.1965in"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1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ermission commands</text:h>
      <text:p text:style-name="Text_20_body">Previously, you explored file permissions and the commands that you can use to display and change them.  In this reading, you’ll review these concepts and also focus on an example of how these commands work together when putting the principle of least privilege into practice.</text:p>
      <text:h text:style-name="Heading_20_2" text:outline-level="2">Reading permissions</text:h>
      <text:p text:style-name="Text_20_body">In Linux, permissions are represented with a 10-character string. Permissions include:</text:p>
      <text:list text:style-name="L1">
        <text:list-item>
          <text:p text:style-name="P13"><text:span text:style-name="Strong_20_Emphasis">read</text:span>: for files, this is the ability to read the file contents; for directories, this is the ability to read all contents in the directory including both files and subdirectories</text:p>
        </text:list-item>
        <text:list-item>
          <text:p text:style-name="P13"><text:span text:style-name="Strong_20_Emphasis">write</text:span>: for files, this is the ability to make modifications on the file contents; for directories, this is the ability to create new files in the directory</text:p>
        </text:list-item>
        <text:list-item>
          <text:p text:style-name="P13"><text:span text:style-name="Strong_20_Emphasis">execute</text:span>: for files, this is the ability to execute the file if it’s a program; for directories, this is the ability to enter the directory and access its files</text:p>
        </text:list-item>
      </text:list>
      <text:p text:style-name="Text_20_body">These permissions are given to these types of owners:</text:p>
      <text:list text:style-name="L2">
        <text:list-item>
          <text:p text:style-name="P14"><text:span text:style-name="Strong_20_Emphasis">user</text:span>: the owner of the file</text:p>
        </text:list-item>
        <text:list-item>
          <text:p text:style-name="P14"><text:span text:style-name="Strong_20_Emphasis">group</text:span>: a larger group that the owner is a part of</text:p>
        </text:list-item>
        <text:list-item>
          <text:p text:style-name="P14"><text:span text:style-name="Strong_20_Emphasis">other</text:span>: all other users on the system</text:p>
        </text:list-item>
      </text:list>
      <text:p text:style-name="Text_20_body">Each character in the 10-character string conveys different information about these permissions. The following table describes the purpose of each characte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text:span text:style-name="Strong_20_Emphasis">Character</text:span></text:p>
            </table:table-cell>
            <table:table-cell table:style-name="Table1.A1" office:value-type="string">
              <text:p text:style-name="P12"><text:span text:style-name="Strong_20_Emphasis">Example</text:span></text:p>
            </table:table-cell>
            <table:table-cell table:style-name="Table1.A1" office:value-type="string">
              <text:p text:style-name="P12"><text:span text:style-name="Strong_20_Emphasis">Meaning</text:span></text:p>
            </table:table-cell>
          </table:table-row>
        </table:table-header-rows>
        <table:table-row>
          <table:table-cell table:style-name="Table1.A1" office:value-type="string">
            <text:p text:style-name="P1">1st</text:p>
          </table:table-cell>
          <table:table-cell table:style-name="Table1.A1" office:value-type="string">
            <text:p text:style-name="P1"><text:span text:style-name="Strong_20_Emphasis">d</text:span>rwxrwxrwx</text:p>
          </table:table-cell>
          <table:table-cell table:style-name="Table1.A1" office:value-type="string">
            <text:p text:style-name="P1">file type</text:p>
            <text:list text:style-name="L3">
              <text:list-item>
                <text:p text:style-name="P2"><text:span text:style-name="Variable">d</text:span> for directory</text:p>
              </text:list-item>
              <text:list-item>
                <text:p text:style-name="P2"><text:span text:style-name="Variable">-</text:span> for a regular file</text:p>
              </text:list-item>
            </text:list>
          </table:table-cell>
        </table:table-row>
        <table:table-row>
          <table:table-cell table:style-name="Table1.A1" office:value-type="string">
            <text:p text:style-name="P1">2nd</text:p>
          </table:table-cell>
          <table:table-cell table:style-name="Table1.A1" office:value-type="string">
            <text:p text:style-name="P1">d<text:span text:style-name="Strong_20_Emphasis">r</text:span>wxrwxrwx</text:p>
          </table:table-cell>
          <table:table-cell table:style-name="Table1.A1" office:value-type="string">
            <text:p text:style-name="P1">read permissions for the user</text:p>
            <text:list text:style-name="L4">
              <text:list-item>
                <text:p text:style-name="P3"><text:span text:style-name="Variable">r</text:span> if the user has read permissions</text:p>
              </text:list-item>
              <text:list-item>
                <text:p text:style-name="P3"><text:span text:style-name="Variable">-</text:span> if the user lacks read permissions</text:p>
              </text:list-item>
            </text:list>
          </table:table-cell>
        </table:table-row>
        <table:table-row>
          <table:table-cell table:style-name="Table1.A1" office:value-type="string">
            <text:p text:style-name="P1">3rd</text:p>
          </table:table-cell>
          <table:table-cell table:style-name="Table1.A1" office:value-type="string">
            <text:p text:style-name="P1">dr<text:span text:style-name="Strong_20_Emphasis">w</text:span>xrwxrwx</text:p>
          </table:table-cell>
          <table:table-cell table:style-name="Table1.A1" office:value-type="string">
            <text:p text:style-name="P1">write permissions for the user</text:p>
            <text:list text:style-name="L5">
              <text:list-item>
                <text:p text:style-name="P4"><text:span text:style-name="Variable">w</text:span> if the user has write permissions</text:p>
              </text:list-item>
              <text:list-item>
                <text:p text:style-name="P4"><text:soft-page-break/><text:span text:style-name="Variable">-</text:span> if the user lacks write permissions</text:p>
              </text:list-item>
            </text:list>
          </table:table-cell>
        </table:table-row>
        <table:table-row>
          <table:table-cell table:style-name="Table1.A1" office:value-type="string">
            <text:p text:style-name="P1">4th</text:p>
          </table:table-cell>
          <table:table-cell table:style-name="Table1.A1" office:value-type="string">
            <text:p text:style-name="P1">drw<text:span text:style-name="Strong_20_Emphasis">x</text:span>rwxrwx</text:p>
          </table:table-cell>
          <table:table-cell table:style-name="Table1.A1" office:value-type="string">
            <text:p text:style-name="P1">execute permissions for the user</text:p>
            <text:list text:style-name="L6">
              <text:list-item>
                <text:p text:style-name="P5"><text:span text:style-name="Variable">x</text:span> if the user has execute permissions</text:p>
              </text:list-item>
              <text:list-item>
                <text:p text:style-name="P5"><text:span text:style-name="Variable">-</text:span> if the user lacks execute permissions</text:p>
              </text:list-item>
            </text:list>
          </table:table-cell>
        </table:table-row>
        <table:table-row>
          <table:table-cell table:style-name="Table1.A1" office:value-type="string">
            <text:p text:style-name="P1">5th</text:p>
          </table:table-cell>
          <table:table-cell table:style-name="Table1.A1" office:value-type="string">
            <text:p text:style-name="P1">drwx<text:span text:style-name="Strong_20_Emphasis">r</text:span>wxrwx</text:p>
          </table:table-cell>
          <table:table-cell table:style-name="Table1.A1" office:value-type="string">
            <text:p text:style-name="P1">read permissions for the group</text:p>
            <text:list text:style-name="L7">
              <text:list-item>
                <text:p text:style-name="P6"><text:span text:style-name="Variable">r</text:span> if the group has read permissions</text:p>
              </text:list-item>
              <text:list-item>
                <text:p text:style-name="P6"><text:span text:style-name="Variable">-</text:span> if the group lacks read permissions</text:p>
              </text:list-item>
            </text:list>
          </table:table-cell>
        </table:table-row>
        <table:table-row>
          <table:table-cell table:style-name="Table1.A1" office:value-type="string">
            <text:p text:style-name="P1">6th</text:p>
          </table:table-cell>
          <table:table-cell table:style-name="Table1.A1" office:value-type="string">
            <text:p text:style-name="P1">drwxr<text:span text:style-name="Strong_20_Emphasis">w</text:span>xrwx</text:p>
          </table:table-cell>
          <table:table-cell table:style-name="Table1.A1" office:value-type="string">
            <text:p text:style-name="P1">write permissions for the group</text:p>
            <text:list text:style-name="L8">
              <text:list-item>
                <text:p text:style-name="P7"><text:span text:style-name="Variable">w</text:span> if the group has write permissions</text:p>
              </text:list-item>
              <text:list-item>
                <text:p text:style-name="P7"><text:span text:style-name="Variable">-</text:span> if the group lacks write permissions</text:p>
              </text:list-item>
            </text:list>
          </table:table-cell>
        </table:table-row>
        <table:table-row>
          <table:table-cell table:style-name="Table1.A1" office:value-type="string">
            <text:p text:style-name="P1">7th</text:p>
          </table:table-cell>
          <table:table-cell table:style-name="Table1.A1" office:value-type="string">
            <text:p text:style-name="P1">drwxrw<text:span text:style-name="Strong_20_Emphasis">x</text:span>rwx</text:p>
          </table:table-cell>
          <table:table-cell table:style-name="Table1.A1" office:value-type="string">
            <text:p text:style-name="P1">execute permissions for the group</text:p>
            <text:list text:style-name="L9">
              <text:list-item>
                <text:p text:style-name="P8"><text:span text:style-name="Variable">x</text:span> if the group has execute permissions</text:p>
              </text:list-item>
              <text:list-item>
                <text:p text:style-name="P8"><text:span text:style-name="Variable">-</text:span> if the group lacks execute permissions</text:p>
              </text:list-item>
            </text:list>
          </table:table-cell>
        </table:table-row>
        <table:table-row>
          <table:table-cell table:style-name="Table1.A1" office:value-type="string">
            <text:p text:style-name="P1">8th</text:p>
          </table:table-cell>
          <table:table-cell table:style-name="Table1.A1" office:value-type="string">
            <text:p text:style-name="P1">drwxrwx<text:span text:style-name="Strong_20_Emphasis">r</text:span>wx</text:p>
          </table:table-cell>
          <table:table-cell table:style-name="Table1.A1" office:value-type="string">
            <text:p text:style-name="P1">read permissions for other</text:p>
            <text:list text:style-name="L10">
              <text:list-item>
                <text:p text:style-name="P9"><text:span text:style-name="Variable">r</text:span> if the other owner type has read permissions</text:p>
              </text:list-item>
              <text:list-item>
                <text:p text:style-name="P9"><text:span text:style-name="Variable">-</text:span> if the other owner type lacks read permissions</text:p>
              </text:list-item>
            </text:list>
          </table:table-cell>
        </table:table-row>
        <table:table-row>
          <table:table-cell table:style-name="Table1.A1" office:value-type="string">
            <text:p text:style-name="P1">9th</text:p>
          </table:table-cell>
          <table:table-cell table:style-name="Table1.A1" office:value-type="string">
            <text:p text:style-name="P1">drwxrwxr<text:span text:style-name="Strong_20_Emphasis">w</text:span>x</text:p>
          </table:table-cell>
          <table:table-cell table:style-name="Table1.A1" office:value-type="string">
            <text:p text:style-name="P1">write permissions for other</text:p>
            <text:list text:style-name="L11">
              <text:list-item>
                <text:p text:style-name="P10"><text:span text:style-name="Variable">w</text:span> if the other owner type has write permissions</text:p>
              </text:list-item>
              <text:list-item>
                <text:p text:style-name="P10"><text:span text:style-name="Variable">-</text:span> if the other owner type lacks write permissions</text:p>
              </text:list-item>
            </text:list>
          </table:table-cell>
        </table:table-row>
        <table:table-row>
          <table:table-cell table:style-name="Table1.A1" office:value-type="string">
            <text:p text:style-name="P1">10th</text:p>
          </table:table-cell>
          <table:table-cell table:style-name="Table1.A1" office:value-type="string">
            <text:p text:style-name="P1">drwxrwxrw<text:span text:style-name="Strong_20_Emphasis">x</text:span></text:p>
          </table:table-cell>
          <table:table-cell table:style-name="Table1.A1" office:value-type="string">
            <text:p text:style-name="P1">execute permissions for other</text:p>
            <text:list text:style-name="L12">
              <text:list-item>
                <text:p text:style-name="P11"><text:span text:style-name="Variable">x</text:span> if the other owner type has execute permissions</text:p>
              </text:list-item>
              <text:list-item>
                <text:p text:style-name="P11"><text:span text:style-name="Variable">-</text:span> if the other owner type lacks execute permissions</text:p>
              </text:list-item>
            </text:list>
          </table:table-cell>
        </table:table-row>
      </table:table>
      <text:h text:style-name="Heading_20_2" text:outline-level="2"><text:soft-page-break/>Exploring existing permissions</text:h>
      <text:p text:style-name="Text_20_body">You can use the <text:span text:style-name="Variable">ls</text:span> command to investigate who has permissions on files and directories. Previously, you learned that <text:span text:style-name="Variable">ls</text:span> displays the names of files in directories in the current working directory.</text:p>
      <text:p text:style-name="Text_20_body">There are additional options you can add to the <text:span text:style-name="Variable">ls</text:span> command to make your command more specific. Some of these options provide details about permissions. Here are a few important <text:span text:style-name="Variable">ls</text:span> options for security analysts:</text:p>
      <text:list text:style-name="L13">
        <text:list-item>
          <text:p text:style-name="P15"><text:span text:style-name="Variable">ls -a</text:span>: Displays hidden files. Hidden files start with a period (<text:span text:style-name="Variable">.</text:span>) at the beginning.</text:p>
        </text:list-item>
        <text:list-item>
          <text:p text:style-name="P15"><text:span text:style-name="Variable">ls -l</text:span>: Displays permissions to files and directories. Also displays other additional information, including owner name, group, file size, and the time of last modification.</text:p>
        </text:list-item>
        <text:list-item>
          <text:p text:style-name="P15"><text:span text:style-name="Variable">ls -la</text:span>: Displays permissions to files and directories, including hidden files. This is a combination of the other two options.</text:p>
        </text:list-item>
      </text:list>
      <text:h text:style-name="Heading_20_2" text:outline-level="2">Changing permissions</text:h>
      <text:p text:style-name="Text_20_body">The <text:span text:style-name="Strong_20_Emphasis">principle of least privilege</text:span> is the concept of granting only the minimal access and authorization required to complete a task or function. In other words, users should not have privileges that are beyond what is necessary. Not following the principle of least privilege can create security risks.</text:p>
      <text:p text:style-name="Text_20_body">The <text:span text:style-name="Variable">chmod</text:span>  command can help you manage this authorization. The <text:span text:style-name="Variable">chmod</text:span> command changes permissions on files and directories.</text:p>
      <text:h text:style-name="Heading_20_3" text:outline-level="3"><text:span text:style-name="Strong_20_Emphasis">Using chmod</text:span></text:h>
      <text:p text:style-name="Text_20_body">The <text:span text:style-name="Variable">chmod</text:span> command requires two arguments. The first argument indicates how to change permissions, and the second argument indicates the file or directory that you want to change permissions for.  For example, the following command would add all permissions to <text:span text:style-name="Variable">login_sessions.txt</text:span>:</text:p>
      <text:p text:style-name="Text_20_body"><text:span text:style-name="Variable">chmod u+rwx,g+rwx,o+rwx login_sessions.txt</text:span></text:p>
      <text:p text:style-name="Text_20_body">If you wanted to take all the permissions away, you could use</text:p>
      <text:p text:style-name="Text_20_body"><text:span text:style-name="Variable">chmod u-rwx,g-rwx,o-rwx login_sessions.txt</text:span></text:p>
      <text:p text:style-name="Text_20_body">Another way to assign these permissions is to use the equals sign (<text:span text:style-name="Variable">=</text:span>) in this first argument. Using <text:span text:style-name="Variable">=</text:span> with <text:span text:style-name="Variable">chmod</text:span> sets, or assigns, the permissions exactly as specified. For example, the following command would set read permissions for <text:span text:style-name="Variable">login_sessions.txt</text:span> for user, group, and other:</text:p>
      <text:p text:style-name="Text_20_body"><text:span text:style-name="Variable">chmod u=r,g=r,o=r login_sessions.txt</text:span></text:p>
      <text:p text:style-name="Text_20_body">This command overwrites existing permissions. For instance, if the user previously had write permissions, these write permissions are removed after you specify only read permissions with <text:span text:style-name="Variable">=</text:span>. </text:p>
      <text:p text:style-name="Text_20_body">The following table reviews how each character is used within the first argument of <text:span text:style-name="Variable">chmod</text:span>:</text:p>
      <table:table table:name="Table2" table:style-name="Table2">
        <table:table-column table:style-name="Table2.A"/>
        <table:table-column table:style-name="Table2.B"/>
        <table:table-header-rows>
          <text:soft-page-break/>
          <table:table-row>
            <table:table-cell table:style-name="Table2.A1" office:value-type="string">
              <text:p text:style-name="P12"><text:span text:style-name="Strong_20_Emphasis">Character</text:span></text:p>
            </table:table-cell>
            <table:table-cell table:style-name="Table2.A1" office:value-type="string">
              <text:p text:style-name="P12"><text:span text:style-name="Strong_20_Emphasis">Description</text:span></text:p>
            </table:table-cell>
          </table:table-row>
        </table:table-header-rows>
        <table:table-row>
          <table:table-cell table:style-name="Table2.A1" office:value-type="string">
            <text:p text:style-name="P1"><text:span text:style-name="Variable">u</text:span></text:p>
          </table:table-cell>
          <table:table-cell table:style-name="Table2.A1" office:value-type="string">
            <text:p text:style-name="P1">indicates changes will be made to user permissions</text:p>
          </table:table-cell>
        </table:table-row>
        <table:table-row>
          <table:table-cell table:style-name="Table2.A1" office:value-type="string">
            <text:p text:style-name="P1"><text:span text:style-name="Variable">g</text:span></text:p>
          </table:table-cell>
          <table:table-cell table:style-name="Table2.A1" office:value-type="string">
            <text:p text:style-name="P1">indicates changes will be made to group permissions</text:p>
          </table:table-cell>
        </table:table-row>
        <table:table-row>
          <table:table-cell table:style-name="Table2.A1" office:value-type="string">
            <text:p text:style-name="P1"><text:span text:style-name="Variable">o</text:span></text:p>
          </table:table-cell>
          <table:table-cell table:style-name="Table2.A1" office:value-type="string">
            <text:p text:style-name="P1">indicates changes will be made to other permissions</text:p>
          </table:table-cell>
        </table:table-row>
        <table:table-row>
          <table:table-cell table:style-name="Table2.A1" office:value-type="string">
            <text:p text:style-name="P1"><text:span text:style-name="Variable">+</text:span></text:p>
          </table:table-cell>
          <table:table-cell table:style-name="Table2.A1" office:value-type="string">
            <text:p text:style-name="P1">adds permissions to the user, group, or other</text:p>
          </table:table-cell>
        </table:table-row>
        <table:table-row>
          <table:table-cell table:style-name="Table2.A1" office:value-type="string">
            <text:p text:style-name="P1"><text:span text:style-name="Variable">-</text:span></text:p>
          </table:table-cell>
          <table:table-cell table:style-name="Table2.A1" office:value-type="string">
            <text:p text:style-name="P1">removes permissions from the user, group, or other</text:p>
          </table:table-cell>
        </table:table-row>
        <table:table-row>
          <table:table-cell table:style-name="Table2.A1" office:value-type="string">
            <text:p text:style-name="P1"><text:span text:style-name="Variable">=</text:span></text:p>
          </table:table-cell>
          <table:table-cell table:style-name="Table2.A1" office:value-type="string">
            <text:p text:style-name="P1">assigns permissions for the user, group, or other</text:p>
          </table:table-cell>
        </table:table-row>
      </table:table>
      <text:p text:style-name="Text_20_body"><text:span text:style-name="Strong_20_Emphasis">Note: </text:span>When there are permission changes to more than one owner type, commas are needed to separate changes for each owner type. You should not add spaces after those commas.</text:p>
      <text:h text:style-name="Heading_20_3" text:outline-level="3"><text:span text:style-name="Strong_20_Emphasis">The principle of least privilege in action</text:span></text:h>
      <text:p text:style-name="Text_20_body">As a security analyst, you may encounter a situation like this one: There’s a file called <text:span text:style-name="Variable">bonuses.txt</text:span> within a compensation directory. The owner of this file is a member of the Human Resources department with a username of <text:span text:style-name="Variable">hrrep1</text:span>. It has been decided that <text:span text:style-name="Variable">hrrep1</text:span> needs access to this file. But, since this file contains confidential information, no one else in the <text:span text:style-name="Variable">hr</text:span> group needs access.</text:p>
      <text:p text:style-name="Text_20_body">You run <text:span text:style-name="Variable">ls -l</text:span> to check the permissions of files in the compensation directory and discover that the permissions for <text:span text:style-name="Variable">bonuses.txt</text:span> are <text:span text:style-name="Variable">-rw-rw----</text:span>. The group owner type has read and write permissions that do not align with the principle of least privilege.  </text:p>
      <text:p text:style-name="Text_20_body">To remedy the situation, you input <text:span text:style-name="Variable">chmod g-rw bonuses.txt</text:span>. Now, only the user who needs to access this file to carry out their job responsibilities can access this file.</text:p>
      <text:h text:style-name="Heading_20_2" text:outline-level="2">Key takeaways</text:h>
      <text:p text:style-name="Text_20_body">Managing directory and file permissions may be a part of your work as a security analyst. Using <text:span text:style-name="Variable">ls</text:span> with the <text:span text:style-name="Variable">-l</text:span> and <text:span text:style-name="Variable">-la</text:span> options allows you to investigate directory and file permissions. Using <text:span text:style-name="Variable">chmod</text:span> allows you to change user permissions and ensure they are aligned with the principle of least privileg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0:32:16.813000000</meta:creation-date>
    <meta:generator>LibreOffice/7.4.1.2$Windows_X86_64 LibreOffice_project/3c58a8f3a960df8bc8fd77b461821e42c061c5f0</meta:generator>
    <dc:date>2023-09-27T10:44:17.721000000</dc:date>
    <meta:editing-duration>PT12M1S</meta:editing-duration>
    <meta:editing-cycles>1</meta:editing-cycles>
    <meta:document-statistic meta:table-count="2" meta:image-count="0" meta:object-count="0" meta:page-count="4" meta:paragraph-count="104" meta:word-count="1075" meta:character-count="6393" meta:non-whitespace-character-count="5446"/>
  </office:meta>
</office:document-meta>
</file>